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4000000C0B20E6B4864D7D3C3.png" manifest:media-type="image/png"/>
  <manifest:file-entry manifest:full-path="Pictures/1000000000000255000000F47201B3B94B0C1B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b972" officeooo:paragraph-rsid="0004b972"/>
    </style:style>
    <style:style style:name="P2" style:family="paragraph" style:parent-style-name="Standard">
      <style:text-properties fo:language="ru" fo:country="RU" officeooo:rsid="0004b972" officeooo:paragraph-rsid="0004b972"/>
    </style:style>
    <style:style style:name="P3" style:family="paragraph" style:parent-style-name="Standard">
      <style:text-properties style:font-name="Times New Roman" fo:font-size="14pt" fo:language="ru" fo:country="RU" officeooo:rsid="0004b972" officeooo:paragraph-rsid="0004b972" style:font-size-asian="14pt" style:font-size-complex="14pt"/>
    </style:style>
    <style:style style:name="P4" style:family="paragraph" style:parent-style-name="Standard">
      <style:text-properties style:font-name="Times New Roman" fo:font-size="14pt" officeooo:rsid="0004b972" officeooo:paragraph-rsid="0004b972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Когда <text:span text:style-name="T1">arg = 4393 (</text:span><text:span text:style-name="T2">одногруппник):</text:span></text:p>
      <text:p text:style-name="P1"/>
      <text:p text:style-name="P1"/>
      <text:p text:style-name="P2"><draw:frame draw:style-name="fr1" draw:name="Изображение1" text:anchor-type="char" svg:x="1.854cm" svg:y="0.497cm" svg:width="13.293cm" svg:height="4.064cm" draw:z-index="0"><draw:image xlink:href="Pictures/1000000000000274000000C0B20E6B4864D7D3C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Когда <text:span text:style-name="T1">arg = 4397 (gid):</text:span></text:p>
      <text:p text:style-name="P1"/>
      <text:p text:style-name="P1"><draw:frame draw:style-name="fr1" draw:name="Изображение2" text:anchor-type="char" svg:x="2.182cm" svg:y="0.847cm" svg:width="12.637cm" svg:height="5.165cm" draw:z-index="1"><draw:image xlink:href="Pictures/1000000000000255000000F47201B3B94B0C1B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8:58:34.329000000</meta:creation-date>
    <dc:date>2021-03-02T19:06:37.017000000</dc:date>
    <meta:editing-duration>PT6M30S</meta:editing-duration>
    <meta:editing-cycles>2</meta:editing-cycles>
    <meta:generator>LibreOffice/7.0.0.3$Windows_X86_64 LibreOffice_project/8061b3e9204bef6b321a21033174034a5e2ea88e</meta:generator>
    <meta:document-statistic meta:table-count="0" meta:image-count="2" meta:object-count="0" meta:page-count="1" meta:paragraph-count="2" meta:word-count="10" meta:character-count="55" meta:non-whitespace-character-count="47"/>
  </office:meta>
</office:document-meta>
</file>